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200000238000001813B89DE3B.eps" manifest:media-type=""/>
  <manifest:file-entry manifest:full-path="Pictures/2000000200000238000001814FE0F1F9.eps" manifest:media-type=""/>
  <manifest:file-entry manifest:full-path="Pictures/200000020000023800000181252FF101.eps" manifest:media-type=""/>
  <manifest:file-entry manifest:full-path="Pictures/2000000200000238000001811D67A911.eps" manifest:media-type=""/>
  <manifest:file-entry manifest:full-path="Pictures/20000002000002380000018199AF2773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2cm"/>
    </style:style>
    <style:style style:name="pr1" style:family="presentation" style:parent-style-name="Default-title">
      <style:graphic-properties fo:min-height="1.19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 text:style-name="P1"><text:span text:style-name="T1">Power law vs geometric model at LHC</text:span></text:p>
          </draw:text-box>
        </draw:frame>
        <draw:frame draw:style-name="gr1" draw:text-style-name="P2" draw:layer="layout" svg:width="13.208cm" svg:height="8.941cm" svg:x="0.762cm" svg:y="2.997cm">
          <draw:image xlink:href="Pictures/20000002000002380000018199AF2773.eps" xlink:type="simple" xlink:show="embed" xlink:actuate="onLoad">
            <text:p/>
          </draw:image>
        </draw:frame>
        <draw:frame draw:style-name="gr1" draw:text-style-name="P2" draw:layer="layout" svg:width="13.208cm" svg:height="8.966cm" svg:x="14.732cm" svg:y="3.048cm">
          <draw:image xlink:href="Pictures/2000000200000238000001811D67A911.eps" xlink:type="simple" xlink:show="embed" xlink:actuate="onLoad">
            <text:p/>
          </draw:image>
        </draw:frame>
        <draw:frame draw:style-name="gr2" draw:layer="layout" svg:width="21.576cm" svg:height="1.673cm" svg:x="1.507cm" svg:y="13.208cm">
          <draw:text-box>
            <text:p>Generally similar behaviour</text:p>
            <text:p>Power law is somewhat steeper in W → more distinct bell-like structure in y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27cm" svg:height="1.423cm" svg:x="1.4cm" svg:y="0.723cm" presentation:class="title" presentation:user-transformed="true">
          <draw:text-box>
            <text:p text:style-name="P1"><text:span text:style-name="T1">Adding LHCb rapidity cross section</text:span></text:p>
          </draw:text-box>
        </draw:frame>
        <draw:frame draw:style-name="gr1" draw:text-style-name="P2" draw:layer="layout" svg:width="12.7cm" svg:height="8.611cm" svg:x="0.762cm" svg:y="2.819cm">
          <draw:image xlink:href="Pictures/200000020000023800000181252FF101.eps" xlink:type="simple" xlink:show="embed" xlink:actuate="onLoad">
            <text:p/>
          </draw:image>
        </draw:frame>
        <draw:frame draw:style-name="gr1" draw:text-style-name="P2" draw:layer="layout" svg:width="12.7cm" svg:height="8.611cm" svg:x="14.224cm" svg:y="2.794cm">
          <draw:image xlink:href="Pictures/2000000200000238000001814FE0F1F9.eps" xlink:type="simple" xlink:show="embed" xlink:actuate="onLoad">
            <text:p/>
          </draw:image>
        </draw:frame>
        <draw:frame draw:style-name="gr2" draw:layer="layout" svg:width="10.924cm" svg:height="1.673cm" svg:x="1.507cm" svg:y="13.208cm">
          <draw:text-box>
            <text:p>Both power law and geometric model</text:p>
            <text:p>are much flatter than the data </text:p>
          </draw:text-box>
        </draw:frame>
        <draw:frame draw:style-name="gr4" draw:layer="layout" svg:width="13.716cm" svg:height="3.806cm" svg:x="14.732cm" svg:y="13.059cm">
          <draw:text-box>
            <text:p>By fitting the power (and normalization)</text:p>
            <text:p>a much better description of data can be</text:p>
            <text:p>obtained (green curve)</text:p>
            <text:p>However, power tends to be very small (0.37)</text:p>
            <text:p>This contradicts <text:span text:style-name="T2">(yes or no?)</text:span> HERA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609cm" svg:height="17.572cm" svg:x="2.032cm" svg:y="2.494cm">
          <draw:image xlink:href="Pictures/2000000200000238000001813B89DE3B.eps" xlink:type="simple" xlink:show="embed" xlink:actuate="onLoad">
            <text:p/>
          </draw:image>
        </draw:frame>
        <draw:frame presentation:style-name="pr1" draw:text-style-name="P1" draw:layer="layout" svg:width="25.27cm" svg:height="1.423cm" svg:x="1.4cm" svg:y="0.723cm" presentation:class="title" presentation:user-transformed="true">
          <draw:text-box>
            <text:p text:style-name="P1"><text:span text:style-name="T1">Grand comparison</text:span></text:p>
          </draw:text-box>
        </draw:frame>
        <draw:frame draw:style-name="gr5" draw:layer="layout" svg:width="27.434cm" svg:height="1.673cm" svg:x="-0.002cm" svg:y="2.24cm">
          <draw:text-box>
            <text:p>Here all available curves are summarized, also a logarithmic growth of the photon-proton cross section is shown</text:p>
          </draw:text-box>
        </draw:frame>
        <draw:frame draw:style-name="gr5" draw:layer="layout" svg:width="27.434cm" svg:height="0.962cm" svg:x="0.252cm" svg:y="19.358cm">
          <draw:text-box>
            <text:p>Logarithm describes data best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0:08:11</meta:creation-date>
    <dc:date>2014-05-18T11:13:41</dc:date>
    <meta:editing-duration>PT1H4M28S</meta:editing-duration>
    <meta:editing-cycles>4</meta:editing-cycles>
    <meta:generator>LibreOffice/3.6$Linux_x86 LibreOffice_project/360m1$Build-304</meta:generator>
    <meta:document-statistic meta:object-count="40"/>
  </office:meta>
</office:document-meta>
</file>